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2.06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Fitness</text:p>
          </table:table-cell>
          <table:table-cell office:value-type="string">
            <text:p>Best Found</text:p>
          </table:table-cell>
          <table:table-cell office:value-type="string">
            <text:p>Evaluation</text:p>
            <draw:frame table:end-cell-address="Hoja1.M23" table:end-x="2.238cm" table:end-y="0.161cm" draw:z-index="0" draw:style-name="gr1" draw:text-style-name="P1" svg:width="20.32cm" svg:height="9.593cm" svg:x="2.241cm" svg:y="0.053cm">
              <draw:object draw:notify-on-update-of-ranges="Hoja1.A2:Hoja1.A129 Hoja1.B1:Hoja1.B1 Hoja1.B2:Hoja1.B129 Hoja1.C1:Hoja1.C1 Hoja1.C2:Hoja1.C12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5461367">
            <text:p>5461367</text:p>
          </table:table-cell>
          <table:table-cell office:value-type="string">
            <text:p>Lamarck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office:value-type="float" office:value="5438350">
            <text:p>5438350</text:p>
          </table:table-cell>
          <table:table-cell office:value-type="float" office:value="5461367">
            <text:p>5461367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5432559">
            <text:p>5432559</text:p>
          </table:table-cell>
          <table:table-cell office:value-type="float" office:value="5438350">
            <text:p>5438350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5432288">
            <text:p>5432288</text:p>
          </table:table-cell>
          <table:table-cell office:value-type="float" office:value="5432559">
            <text:p>5432559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5434649">
            <text:p>5434649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5434739">
            <text:p>5434739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5434532">
            <text:p>5434532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5434532">
            <text:p>5434532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5432729">
            <text:p>5432729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5435715">
            <text:p>5435715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5435616">
            <text:p>5435616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5434097">
            <text:p>5434097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5432911">
            <text:p>5432911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5433791">
            <text:p>5433791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5430164">
            <text:p>5430164</text:p>
          </table:table-cell>
          <table:table-cell office:value-type="float" office:value="5432288">
            <text:p>5432288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5431689">
            <text:p>5431689</text:p>
          </table:table-cell>
          <table:table-cell office:value-type="float" office:value="5430164">
            <text:p>5430164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5427776">
            <text:p>5427776</text:p>
          </table:table-cell>
          <table:table-cell office:value-type="float" office:value="5430164">
            <text:p>5430164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5428084">
            <text:p>5428084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5427851">
            <text:p>5427851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5430561">
            <text:p>5430561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5432907">
            <text:p>5432907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5429743">
            <text:p>5429743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5433207">
            <text:p>5433207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5426670">
            <text:p>5426670</text:p>
          </table:table-cell>
          <table:table-cell office:value-type="float" office:value="5427776">
            <text:p>5427776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5427464">
            <text:p>542746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5427766">
            <text:p>542776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5432269">
            <text:p>543226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5432288">
            <text:p>543228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5431608">
            <text:p>543160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5434199">
            <text:p>543419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5432763">
            <text:p>543276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5429955">
            <text:p>542995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5430157">
            <text:p>543015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5428397">
            <text:p>542839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5431936">
            <text:p>543193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5433747">
            <text:p>543374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5429151">
            <text:p>542915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5432402">
            <text:p>543240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5431702">
            <text:p>543170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5434714">
            <text:p>543471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5434636">
            <text:p>543463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5434176">
            <text:p>543417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5434090">
            <text:p>543409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5432107">
            <text:p>543210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5435166">
            <text:p>543516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5430289">
            <text:p>543028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5433044">
            <text:p>543304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5434499">
            <text:p>543449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5428945">
            <text:p>542894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5431218">
            <text:p>543121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5428216">
            <text:p>542821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5433911">
            <text:p>543391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5430705">
            <text:p>543070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5433689">
            <text:p>543368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5436103">
            <text:p>543610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5435047">
            <text:p>543504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5433445">
            <text:p>543344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430530">
            <text:p>543053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5433853">
            <text:p>543385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5433853">
            <text:p>543385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5433296">
            <text:p>543329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5431736">
            <text:p>543173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5434499">
            <text:p>543449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5430872">
            <text:p>543087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5434507">
            <text:p>543450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5435258">
            <text:p>543525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5433799">
            <text:p>543379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5432818">
            <text:p>543281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429595">
            <text:p>542959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5428837">
            <text:p>542883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5435011">
            <text:p>543501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5434995">
            <text:p>543499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5432769">
            <text:p>543276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5433182">
            <text:p>543318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5434990">
            <text:p>543499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5434613">
            <text:p>543461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433951">
            <text:p>543395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5431123">
            <text:p>543112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5432234">
            <text:p>543223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5433761">
            <text:p>543376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433891">
            <text:p>543389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5428866">
            <text:p>542886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5431667">
            <text:p>543166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5434374">
            <text:p>543437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432357">
            <text:p>543235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430644">
            <text:p>543064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432068">
            <text:p>543206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5429775">
            <text:p>542977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5429970">
            <text:p>542997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5427776">
            <text:p>542777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5429782">
            <text:p>542978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5429808">
            <text:p>542980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5428574">
            <text:p>542857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432891">
            <text:p>543289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5429306">
            <text:p>542930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5430213">
            <text:p>543021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5432996">
            <text:p>543299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5433552">
            <text:p>543355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5434418">
            <text:p>543441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5434054">
            <text:p>543405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5431983">
            <text:p>543198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5430543">
            <text:p>543054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430543">
            <text:p>543054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5435591">
            <text:p>543559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5433120">
            <text:p>543312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5432398">
            <text:p>543239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5432034">
            <text:p>5432034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5435203">
            <text:p>543520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5435203">
            <text:p>543520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5430287">
            <text:p>543028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5428066">
            <text:p>542806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5430351">
            <text:p>5430351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5434180">
            <text:p>5434180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5432738">
            <text:p>5432738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5434499">
            <text:p>543449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5432409">
            <text:p>543240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5431079">
            <text:p>543107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5429579">
            <text:p>542957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5433807">
            <text:p>543380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5429916">
            <text:p>542991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5429916">
            <text:p>542991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5430157">
            <text:p>5430157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5434139">
            <text:p>5434139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5434752">
            <text:p>543475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429432">
            <text:p>5429432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5432376">
            <text:p>5432376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435303">
            <text:p>5435303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5433645">
            <text:p>5433645</text:p>
          </table:table-cell>
          <table:table-cell office:value-type="float" office:value="5426670">
            <text:p>542667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5654426">
            <text:p>5654426</text:p>
          </table:table-cell>
          <table:table-cell office:value-type="string">
            <text:p>Standard</text:p>
          </table:table-cell>
          <table:table-cell>
            <draw:frame table:end-cell-address="Hoja1.N157" table:end-x="0.068cm" table:end-y="0.321cm" draw:z-index="1" draw:style-name="gr1" draw:text-style-name="P1" svg:width="20.373cm" svg:height="11.457cm" svg:x="0.018cm" svg:y="0.072cm">
              <draw:object draw:notify-on-update-of-ranges="Hoja1.A131:Hoja1.A258 Hoja1.B1:Hoja1.B1 Hoja1.B131:Hoja1.B258 Hoja1.C1:Hoja1.C1 Hoja1.C131:Hoja1.C25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1</text:p>
          </table:table-cell>
          <table:table-cell table:number-columns-repeated="2" office:value-type="float" office:value="5654426">
            <text:p>5654426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5683123">
            <text:p>5683123</text:p>
          </table:table-cell>
          <table:table-cell office:value-type="float" office:value="5654426">
            <text:p>5654426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5603148">
            <text:p>5603148</text:p>
          </table:table-cell>
          <table:table-cell office:value-type="float" office:value="5654426">
            <text:p>5654426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5623771">
            <text:p>562377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5620539">
            <text:p>562053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5620539">
            <text:p>562053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5663205">
            <text:p>566320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5631472">
            <text:p>563147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5618450">
            <text:p>561845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5662114">
            <text:p>566211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5670212">
            <text:p>567021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5670212">
            <text:p>567021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5703756">
            <text:p>570375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office:value-type="float" office:value="5675780">
            <text:p>567578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5675010">
            <text:p>567501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5665614">
            <text:p>566561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5665614">
            <text:p>566561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5665614">
            <text:p>566561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5668466">
            <text:p>566846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office:value-type="float" office:value="5689106">
            <text:p>568910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5727269">
            <text:p>572726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5723435">
            <text:p>572343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5635009">
            <text:p>563500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5635009">
            <text:p>563500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5635009">
            <text:p>563500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5660656">
            <text:p>566065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5654499">
            <text:p>565449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5654499">
            <text:p>565449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5654499">
            <text:p>565449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5654499">
            <text:p>565449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5700245">
            <text:p>570024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5645355">
            <text:p>564535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5684298">
            <text:p>568429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5670570">
            <text:p>567057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5673533">
            <text:p>567353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5677172">
            <text:p>567717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5655511">
            <text:p>565551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5670952">
            <text:p>567095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5675788">
            <text:p>567578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5668208">
            <text:p>566820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5608091">
            <text:p>560809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5686292">
            <text:p>568629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5658029">
            <text:p>565802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5673668">
            <text:p>567366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5692903">
            <text:p>569290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5679397">
            <text:p>5679397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5687632">
            <text:p>568763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5684981">
            <text:p>568498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5687741">
            <text:p>56877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5687741">
            <text:p>56877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5713855">
            <text:p>571385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5719052">
            <text:p>571905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5733144">
            <text:p>573314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5732259">
            <text:p>573225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5706538">
            <text:p>570653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5694835">
            <text:p>569483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677980">
            <text:p>567798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5716740">
            <text:p>571674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5713764">
            <text:p>571376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5707845">
            <text:p>570784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5671996">
            <text:p>567199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5656708">
            <text:p>565670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5679328">
            <text:p>567932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5622129">
            <text:p>562212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5651096">
            <text:p>565109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5653689">
            <text:p>565368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5653689">
            <text:p>565368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653611">
            <text:p>565361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5652302">
            <text:p>565230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5646799">
            <text:p>564679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5657310">
            <text:p>565731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5679693">
            <text:p>567969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5679693">
            <text:p>567969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5648547">
            <text:p>5648547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5640903">
            <text:p>564090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692029">
            <text:p>569202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5697848">
            <text:p>569784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5662200">
            <text:p>566220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5660863">
            <text:p>566086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657191">
            <text:p>565719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5642018">
            <text:p>564201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5648253">
            <text:p>564825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5659375">
            <text:p>565937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663398">
            <text:p>566339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706384">
            <text:p>570638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610772">
            <text:p>561077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5610772">
            <text:p>561077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5661847">
            <text:p>5661847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5657224">
            <text:p>565722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5655045">
            <text:p>5655045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5674512">
            <text:p>567451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5650576">
            <text:p>565057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677221">
            <text:p>567722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5666293">
            <text:p>566629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5628103">
            <text:p>562810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5626592">
            <text:p>562659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5626592">
            <text:p>562659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5627576">
            <text:p>562757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5631048">
            <text:p>563104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5627739">
            <text:p>562773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5627739">
            <text:p>562773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649252">
            <text:p>564925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5685127">
            <text:p>5685127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5698504">
            <text:p>569850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5687828">
            <text:p>568782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5707822">
            <text:p>570782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5604341">
            <text:p>56043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5604341">
            <text:p>56043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5604341">
            <text:p>56043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5638946">
            <text:p>563894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5638946">
            <text:p>563894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5662693">
            <text:p>566269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5702416">
            <text:p>570241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5742634">
            <text:p>5742634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5652232">
            <text:p>5652232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5669089">
            <text:p>5669089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5728041">
            <text:p>572804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5687646">
            <text:p>568764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5660366">
            <text:p>566036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5660246">
            <text:p>566024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5662140">
            <text:p>5662140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5666553">
            <text:p>566655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5655818">
            <text:p>565581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654076">
            <text:p>5654076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5689761">
            <text:p>5689761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662288">
            <text:p>5662288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5657853">
            <text:p>5657853</text:p>
          </table:table-cell>
          <table:table-cell office:value-type="float" office:value="5603148">
            <text:p>5603148</text:p>
          </table:table-cell>
          <table:table-cell table:number-columns-repeated="2"/>
        </table:table-row>
        <table:table-row table:style-name="ro1">
          <table:table-cell table:number-columns-repeated="3"/>
          <table:table-cell>
            <draw:frame table:end-cell-address="Hoja1.M286" table:end-x="2.23cm" table:end-y="0.2cm" draw:z-index="2" draw:style-name="gr1" draw:text-style-name="P1" svg:width="20.298cm" svg:height="11.415cm" svg:x="2.255cm" svg:y="0.424cm">
              <draw:object draw:notify-on-update-of-ranges="Hoja1.A260:Hoja1.A387 Hoja1.B1:Hoja1.B1 Hoja1.B260:Hoja1.B387 Hoja1.C1:Hoja1.C1 Hoja1.C260:Hoja1.C38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0</text:p>
          </table:table-cell>
          <table:table-cell table:number-columns-repeated="2" office:value-type="float" office:value="5452373">
            <text:p>5452373</text:p>
          </table:table-cell>
          <table:table-cell office:value-type="string">
            <text:p>Baldwin</text:p>
          </table:table-cell>
          <table:table-cell/>
        </table:table-row>
        <table:table-row table:style-name="ro1">
          <table:table-cell office:value-type="string">
            <text:p>1</text:p>
          </table:table-cell>
          <table:table-cell office:value-type="float" office:value="5460975">
            <text:p>5460975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2</text:p>
          </table:table-cell>
          <table:table-cell office:value-type="float" office:value="5471573">
            <text:p>5471573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3</text:p>
          </table:table-cell>
          <table:table-cell office:value-type="float" office:value="5462546">
            <text:p>5462546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4</text:p>
          </table:table-cell>
          <table:table-cell office:value-type="float" office:value="5454329">
            <text:p>5454329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5</text:p>
          </table:table-cell>
          <table:table-cell office:value-type="float" office:value="5468588">
            <text:p>5468588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6</text:p>
          </table:table-cell>
          <table:table-cell office:value-type="float" office:value="5460973">
            <text:p>5460973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7</text:p>
          </table:table-cell>
          <table:table-cell office:value-type="float" office:value="5458266">
            <text:p>5458266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8</text:p>
          </table:table-cell>
          <table:table-cell office:value-type="float" office:value="5458266">
            <text:p>5458266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9</text:p>
          </table:table-cell>
          <table:table-cell office:value-type="float" office:value="5465984">
            <text:p>5465984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10</text:p>
          </table:table-cell>
          <table:table-cell office:value-type="float" office:value="5462405">
            <text:p>5462405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11</text:p>
          </table:table-cell>
          <table:table-cell office:value-type="float" office:value="5460455">
            <text:p>5460455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12</text:p>
          </table:table-cell>
          <table:table-cell office:value-type="float" office:value="5459930">
            <text:p>5459930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13</text:p>
          </table:table-cell>
          <table:table-cell office:value-type="float" office:value="5452073">
            <text:p>5452073</text:p>
          </table:table-cell>
          <table:table-cell office:value-type="float" office:value="5452373">
            <text:p>5452373</text:p>
          </table:table-cell>
          <table:table-cell table:number-columns-repeated="2"/>
        </table:table-row>
        <table:table-row table:style-name="ro1">
          <table:table-cell office:value-type="string">
            <text:p>14</text:p>
          </table:table-cell>
          <table:table-cell table:number-columns-repeated="2" office:value-type="float" office:value="5452073">
            <text:p>5452073</text:p>
          </table:table-cell>
          <table:table-cell table:number-columns-repeated="2"/>
        </table:table-row>
        <table:table-row table:style-name="ro1">
          <table:table-cell office:value-type="string">
            <text:p>15</text:p>
          </table:table-cell>
          <table:table-cell office:value-type="float" office:value="5458050">
            <text:p>5458050</text:p>
          </table:table-cell>
          <table:table-cell office:value-type="float" office:value="5452073">
            <text:p>5452073</text:p>
          </table:table-cell>
          <table:table-cell table:number-columns-repeated="2"/>
        </table:table-row>
        <table:table-row table:style-name="ro1">
          <table:table-cell office:value-type="string">
            <text:p>16</text:p>
          </table:table-cell>
          <table:table-cell office:value-type="float" office:value="5467121">
            <text:p>5467121</text:p>
          </table:table-cell>
          <table:table-cell office:value-type="float" office:value="5452073">
            <text:p>5452073</text:p>
          </table:table-cell>
          <table:table-cell table:number-columns-repeated="2"/>
        </table:table-row>
        <table:table-row table:style-name="ro1">
          <table:table-cell office:value-type="string">
            <text:p>17</text:p>
          </table:table-cell>
          <table:table-cell office:value-type="float" office:value="5466803">
            <text:p>5466803</text:p>
          </table:table-cell>
          <table:table-cell office:value-type="float" office:value="5452073">
            <text:p>5452073</text:p>
          </table:table-cell>
          <table:table-cell table:number-columns-repeated="2"/>
        </table:table-row>
        <table:table-row table:style-name="ro1">
          <table:table-cell office:value-type="string">
            <text:p>18</text:p>
          </table:table-cell>
          <table:table-cell office:value-type="float" office:value="5450552">
            <text:p>5450552</text:p>
          </table:table-cell>
          <table:table-cell office:value-type="float" office:value="5452073">
            <text:p>5452073</text:p>
          </table:table-cell>
          <table:table-cell table:number-columns-repeated="2"/>
        </table:table-row>
        <table:table-row table:style-name="ro1">
          <table:table-cell office:value-type="string">
            <text:p>19</text:p>
          </table:table-cell>
          <table:table-cell office:value-type="float" office:value="5444427">
            <text:p>5444427</text:p>
          </table:table-cell>
          <table:table-cell office:value-type="float" office:value="5450552">
            <text:p>5450552</text:p>
          </table:table-cell>
          <table:table-cell table:number-columns-repeated="2"/>
        </table:table-row>
        <table:table-row table:style-name="ro1">
          <table:table-cell office:value-type="string">
            <text:p>20</text:p>
          </table:table-cell>
          <table:table-cell table:number-columns-repeated="2"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1</text:p>
          </table:table-cell>
          <table:table-cell office:value-type="float" office:value="5451383">
            <text:p>545138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2</text:p>
          </table:table-cell>
          <table:table-cell office:value-type="float" office:value="5458228">
            <text:p>545822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3</text:p>
          </table:table-cell>
          <table:table-cell office:value-type="float" office:value="5470779">
            <text:p>547077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4</text:p>
          </table:table-cell>
          <table:table-cell office:value-type="float" office:value="5462385">
            <text:p>546238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5</text:p>
          </table:table-cell>
          <table:table-cell office:value-type="float" office:value="5456874">
            <text:p>545687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6</text:p>
          </table:table-cell>
          <table:table-cell office:value-type="float" office:value="5464019">
            <text:p>546401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7</text:p>
          </table:table-cell>
          <table:table-cell office:value-type="float" office:value="5455385">
            <text:p>545538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8</text:p>
          </table:table-cell>
          <table:table-cell office:value-type="float" office:value="5454934">
            <text:p>545493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29</text:p>
          </table:table-cell>
          <table:table-cell office:value-type="float" office:value="5459864">
            <text:p>545986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0</text:p>
          </table:table-cell>
          <table:table-cell office:value-type="float" office:value="5457550">
            <text:p>545755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1</text:p>
          </table:table-cell>
          <table:table-cell office:value-type="float" office:value="5462370">
            <text:p>546237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2</text:p>
          </table:table-cell>
          <table:table-cell office:value-type="float" office:value="5465876">
            <text:p>546587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3</text:p>
          </table:table-cell>
          <table:table-cell office:value-type="float" office:value="5465809">
            <text:p>546580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4</text:p>
          </table:table-cell>
          <table:table-cell office:value-type="float" office:value="5453897">
            <text:p>545389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5</text:p>
          </table:table-cell>
          <table:table-cell office:value-type="float" office:value="5453897">
            <text:p>545389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6</text:p>
          </table:table-cell>
          <table:table-cell office:value-type="float" office:value="5453897">
            <text:p>545389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7</text:p>
          </table:table-cell>
          <table:table-cell office:value-type="float" office:value="5456641">
            <text:p>545664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8</text:p>
          </table:table-cell>
          <table:table-cell office:value-type="float" office:value="5465029">
            <text:p>546502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39</text:p>
          </table:table-cell>
          <table:table-cell office:value-type="float" office:value="5466386">
            <text:p>546638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0</text:p>
          </table:table-cell>
          <table:table-cell office:value-type="float" office:value="5461677">
            <text:p>546167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1</text:p>
          </table:table-cell>
          <table:table-cell office:value-type="float" office:value="5465275">
            <text:p>546527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2</text:p>
          </table:table-cell>
          <table:table-cell office:value-type="float" office:value="5465839">
            <text:p>546583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3</text:p>
          </table:table-cell>
          <table:table-cell office:value-type="float" office:value="5467549">
            <text:p>546754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4</text:p>
          </table:table-cell>
          <table:table-cell office:value-type="float" office:value="5467549">
            <text:p>546754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5</text:p>
          </table:table-cell>
          <table:table-cell office:value-type="float" office:value="5455809">
            <text:p>545580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6</text:p>
          </table:table-cell>
          <table:table-cell office:value-type="float" office:value="5457622">
            <text:p>545762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7</text:p>
          </table:table-cell>
          <table:table-cell office:value-type="float" office:value="5474410">
            <text:p>547441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8</text:p>
          </table:table-cell>
          <table:table-cell office:value-type="float" office:value="5458867">
            <text:p>545886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49</text:p>
          </table:table-cell>
          <table:table-cell office:value-type="float" office:value="5457978">
            <text:p>545797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0</text:p>
          </table:table-cell>
          <table:table-cell office:value-type="float" office:value="5457978">
            <text:p>545797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1</text:p>
          </table:table-cell>
          <table:table-cell office:value-type="float" office:value="5455575">
            <text:p>545557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2</text:p>
          </table:table-cell>
          <table:table-cell office:value-type="float" office:value="5457434">
            <text:p>545743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3</text:p>
          </table:table-cell>
          <table:table-cell office:value-type="float" office:value="5458677">
            <text:p>545867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4</text:p>
          </table:table-cell>
          <table:table-cell office:value-type="float" office:value="5455006">
            <text:p>545500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5</text:p>
          </table:table-cell>
          <table:table-cell office:value-type="float" office:value="5456998">
            <text:p>545699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6</text:p>
          </table:table-cell>
          <table:table-cell office:value-type="float" office:value="5447254">
            <text:p>544725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7</text:p>
          </table:table-cell>
          <table:table-cell office:value-type="float" office:value="5447254">
            <text:p>544725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8</text:p>
          </table:table-cell>
          <table:table-cell office:value-type="float" office:value="5451839">
            <text:p>545183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59</text:p>
          </table:table-cell>
          <table:table-cell office:value-type="float" office:value="5458260">
            <text:p>545826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0</text:p>
          </table:table-cell>
          <table:table-cell office:value-type="float" office:value="5466028">
            <text:p>546602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1</text:p>
          </table:table-cell>
          <table:table-cell office:value-type="float" office:value="5466624">
            <text:p>546662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2</text:p>
          </table:table-cell>
          <table:table-cell office:value-type="float" office:value="5466411">
            <text:p>546641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3</text:p>
          </table:table-cell>
          <table:table-cell office:value-type="float" office:value="5462813">
            <text:p>546281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4</text:p>
          </table:table-cell>
          <table:table-cell office:value-type="float" office:value="5455386">
            <text:p>545538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5</text:p>
          </table:table-cell>
          <table:table-cell office:value-type="float" office:value="5461208">
            <text:p>546120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6</text:p>
          </table:table-cell>
          <table:table-cell office:value-type="float" office:value="5458009">
            <text:p>545800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7</text:p>
          </table:table-cell>
          <table:table-cell office:value-type="float" office:value="5457391">
            <text:p>545739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8</text:p>
          </table:table-cell>
          <table:table-cell office:value-type="float" office:value="5458551">
            <text:p>545855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69</text:p>
          </table:table-cell>
          <table:table-cell office:value-type="float" office:value="5454995">
            <text:p>545499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0</text:p>
          </table:table-cell>
          <table:table-cell office:value-type="float" office:value="5461923">
            <text:p>546192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1</text:p>
          </table:table-cell>
          <table:table-cell office:value-type="float" office:value="5460031">
            <text:p>546003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2</text:p>
          </table:table-cell>
          <table:table-cell office:value-type="float" office:value="5468462">
            <text:p>546846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3</text:p>
          </table:table-cell>
          <table:table-cell office:value-type="float" office:value="5474554">
            <text:p>547455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4</text:p>
          </table:table-cell>
          <table:table-cell office:value-type="float" office:value="5470912">
            <text:p>547091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5</text:p>
          </table:table-cell>
          <table:table-cell office:value-type="float" office:value="5459799">
            <text:p>545979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6</text:p>
          </table:table-cell>
          <table:table-cell office:value-type="float" office:value="5460372">
            <text:p>546037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7</text:p>
          </table:table-cell>
          <table:table-cell office:value-type="float" office:value="5463706">
            <text:p>546370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8</text:p>
          </table:table-cell>
          <table:table-cell office:value-type="float" office:value="5461695">
            <text:p>546169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79</text:p>
          </table:table-cell>
          <table:table-cell office:value-type="float" office:value="5458195">
            <text:p>545819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0</text:p>
          </table:table-cell>
          <table:table-cell office:value-type="float" office:value="5461420">
            <text:p>546142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1</text:p>
          </table:table-cell>
          <table:table-cell office:value-type="float" office:value="5462988">
            <text:p>546298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2</text:p>
          </table:table-cell>
          <table:table-cell office:value-type="float" office:value="5462988">
            <text:p>546298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3</text:p>
          </table:table-cell>
          <table:table-cell office:value-type="float" office:value="5457389">
            <text:p>545738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4</text:p>
          </table:table-cell>
          <table:table-cell office:value-type="float" office:value="5458305">
            <text:p>545830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5</text:p>
          </table:table-cell>
          <table:table-cell office:value-type="float" office:value="5458305">
            <text:p>545830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6</text:p>
          </table:table-cell>
          <table:table-cell office:value-type="float" office:value="5461560">
            <text:p>546156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7</text:p>
          </table:table-cell>
          <table:table-cell office:value-type="float" office:value="5456661">
            <text:p>545666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8</text:p>
          </table:table-cell>
          <table:table-cell office:value-type="float" office:value="5460592">
            <text:p>546059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89</text:p>
          </table:table-cell>
          <table:table-cell office:value-type="float" office:value="5461207">
            <text:p>5461207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0</text:p>
          </table:table-cell>
          <table:table-cell office:value-type="float" office:value="5461602">
            <text:p>546160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1</text:p>
          </table:table-cell>
          <table:table-cell office:value-type="float" office:value="5447753">
            <text:p>544775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2</text:p>
          </table:table-cell>
          <table:table-cell office:value-type="float" office:value="5458051">
            <text:p>545805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3</text:p>
          </table:table-cell>
          <table:table-cell office:value-type="float" office:value="5456730">
            <text:p>545673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4</text:p>
          </table:table-cell>
          <table:table-cell office:value-type="float" office:value="5455982">
            <text:p>545598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5</text:p>
          </table:table-cell>
          <table:table-cell office:value-type="float" office:value="5458078">
            <text:p>545807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6</text:p>
          </table:table-cell>
          <table:table-cell office:value-type="float" office:value="5451376">
            <text:p>545137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7</text:p>
          </table:table-cell>
          <table:table-cell office:value-type="float" office:value="5456786">
            <text:p>545678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8</text:p>
          </table:table-cell>
          <table:table-cell office:value-type="float" office:value="5461616">
            <text:p>546161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99</text:p>
          </table:table-cell>
          <table:table-cell office:value-type="float" office:value="5465724">
            <text:p>546572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0</text:p>
          </table:table-cell>
          <table:table-cell office:value-type="float" office:value="5453093">
            <text:p>545309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1</text:p>
          </table:table-cell>
          <table:table-cell office:value-type="float" office:value="5453093">
            <text:p>545309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2</text:p>
          </table:table-cell>
          <table:table-cell office:value-type="float" office:value="5455393">
            <text:p>545539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3</text:p>
          </table:table-cell>
          <table:table-cell office:value-type="float" office:value="5455393">
            <text:p>545539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4</text:p>
          </table:table-cell>
          <table:table-cell office:value-type="float" office:value="5456732">
            <text:p>545673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5</text:p>
          </table:table-cell>
          <table:table-cell office:value-type="float" office:value="5451521">
            <text:p>545152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6</text:p>
          </table:table-cell>
          <table:table-cell office:value-type="float" office:value="5454654">
            <text:p>545465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7</text:p>
          </table:table-cell>
          <table:table-cell office:value-type="float" office:value="5461714">
            <text:p>546171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8</text:p>
          </table:table-cell>
          <table:table-cell office:value-type="float" office:value="5468423">
            <text:p>546842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09</text:p>
          </table:table-cell>
          <table:table-cell office:value-type="float" office:value="5461995">
            <text:p>546199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0</text:p>
          </table:table-cell>
          <table:table-cell office:value-type="float" office:value="5463495">
            <text:p>546349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1</text:p>
          </table:table-cell>
          <table:table-cell office:value-type="float" office:value="5448953">
            <text:p>544895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2</text:p>
          </table:table-cell>
          <table:table-cell office:value-type="float" office:value="5463570">
            <text:p>5463570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3</text:p>
          </table:table-cell>
          <table:table-cell office:value-type="float" office:value="5453699">
            <text:p>545369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4</text:p>
          </table:table-cell>
          <table:table-cell office:value-type="float" office:value="5453331">
            <text:p>545333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5</text:p>
          </table:table-cell>
          <table:table-cell office:value-type="float" office:value="5453331">
            <text:p>545333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6</text:p>
          </table:table-cell>
          <table:table-cell office:value-type="float" office:value="5453331">
            <text:p>545333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7</text:p>
          </table:table-cell>
          <table:table-cell office:value-type="float" office:value="5459016">
            <text:p>545901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8</text:p>
          </table:table-cell>
          <table:table-cell office:value-type="float" office:value="5454994">
            <text:p>5454994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19</text:p>
          </table:table-cell>
          <table:table-cell office:value-type="float" office:value="5462569">
            <text:p>5462569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0</text:p>
          </table:table-cell>
          <table:table-cell office:value-type="float" office:value="5461813">
            <text:p>5461813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1</text:p>
          </table:table-cell>
          <table:table-cell office:value-type="float" office:value="5468698">
            <text:p>5468698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2</text:p>
          </table:table-cell>
          <table:table-cell office:value-type="float" office:value="5465145">
            <text:p>546514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3</text:p>
          </table:table-cell>
          <table:table-cell office:value-type="float" office:value="5460251">
            <text:p>546025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4</text:p>
          </table:table-cell>
          <table:table-cell office:value-type="float" office:value="5454401">
            <text:p>5454401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5</text:p>
          </table:table-cell>
          <table:table-cell office:value-type="float" office:value="5456916">
            <text:p>5456916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6</text:p>
          </table:table-cell>
          <table:table-cell office:value-type="float" office:value="5465715">
            <text:p>5465715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  <table:table-row table:style-name="ro1">
          <table:table-cell office:value-type="string">
            <text:p>127</text:p>
          </table:table-cell>
          <table:table-cell office:value-type="float" office:value="5465022">
            <text:p>5465022</text:p>
          </table:table-cell>
          <table:table-cell office:value-type="float" office:value="5444427">
            <text:p>5444427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27/01/2017</text:date>, <text:time>21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21:34:43.97</dc:date>
    <meta:generator>OpenOffice/4.1.2$Win32 OpenOffice.org_project/412m3$Build-9782</meta:generator>
    <meta:editing-duration>PT1H12M42S</meta:editing-duration>
    <meta:editing-cycles>5</meta:editing-cycles>
    <meta:document-statistic meta:table-count="1" meta:cell-count="1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21cm" svg:height="9.627cm" xlink:href=".." xlink:type="simple" chart:class="chart:line" chart:style-name="ch1">
        <chart:title svg:x="5.939cm" svg:y="0.328cm" chart:style-name="ch2">
          <text:p>Decrecimiento del fitness por generación</text:p>
        </chart:title>
        <chart:subtitle svg:x="6.364cm" svg:y="1.326cm" chart:style-name="ch3">
          <text:p>128 generaciones bur26a - método Lamarck</text:p>
        </chart:subtitle>
        <chart:legend chart:legend-position="end" svg:x="17.22cm" svg:y="4.259cm" style:legend-expansion="high" chart:style-name="ch4"/>
        <chart:plot-area chart:style-name="ch5" table:cell-range-address="Hoja1.A1:Hoja1.C129" chart:data-source-has-labels="both" svg:x="0.856cm" svg:y="2.387cm" svg:width="15.552cm" svg:height="6.628cm">
          <chartooo:coordinate-region svg:x="2.441cm" svg:y="2.589cm" svg:width="13.787cm" svg:height="5.773cm"/>
          <chart:axis chart:dimension="x" chart:name="primary-x" chart:style-name="ch6" chartooo:axis-type="auto">
            <chartooo:date-scale/>
            <chart:categories table:cell-range-address="Hoja1.A2:Hoja1.A1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:Hoja1.B129" chart:label-cell-address="Hoja1.B1:Hoja1.B1" chart:class="chart:line">
            <chart:data-point chart:repeated="128"/>
          </chart:series>
          <chart:series chart:style-name="ch10" chart:values-cell-range-address="Hoja1.C2:Hoja1.C129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:Hoja1.A129</svg:desc>
                </draw:g>
              </table:table-cell>
              <table:table-cell office:value-type="float" office:value="5461367">
                <text:p>5461367</text:p>
                <draw:g>
                  <svg:desc>Hoja1.B2:Hoja1.B129</svg:desc>
                </draw:g>
              </table:table-cell>
              <table:table-cell office:value-type="float" office:value="5461367">
                <text:p>5461367</text:p>
                <draw:g>
                  <svg:desc>Hoja1.C2:Hoja1.C129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38350">
                <text:p>5438350</text:p>
              </table:table-cell>
              <table:table-cell office:value-type="float" office:value="5461367">
                <text:p>54613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2559">
                <text:p>5432559</text:p>
              </table:table-cell>
              <table:table-cell office:value-type="float" office:value="5438350">
                <text:p>54383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32288">
                <text:p>5432288</text:p>
              </table:table-cell>
              <table:table-cell office:value-type="float" office:value="5432559">
                <text:p>5432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34649">
                <text:p>5434649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34739">
                <text:p>5434739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34532">
                <text:p>5434532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34532">
                <text:p>5434532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2729">
                <text:p>5432729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35715">
                <text:p>5435715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35616">
                <text:p>5435616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34097">
                <text:p>5434097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2911">
                <text:p>5432911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33791">
                <text:p>5433791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30164">
                <text:p>5430164</text:p>
              </table:table-cell>
              <table:table-cell office:value-type="float" office:value="5432288">
                <text:p>5432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31689">
                <text:p>5431689</text:p>
              </table:table-cell>
              <table:table-cell office:value-type="float" office:value="5430164">
                <text:p>5430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27776">
                <text:p>5427776</text:p>
              </table:table-cell>
              <table:table-cell office:value-type="float" office:value="5430164">
                <text:p>5430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28084">
                <text:p>5428084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27851">
                <text:p>5427851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30561">
                <text:p>5430561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32907">
                <text:p>5432907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29743">
                <text:p>5429743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33207">
                <text:p>5433207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26670">
                <text:p>5426670</text:p>
              </table:table-cell>
              <table:table-cell office:value-type="float" office:value="5427776">
                <text:p>5427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27464">
                <text:p>542746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27766">
                <text:p>542776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32269">
                <text:p>543226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32288">
                <text:p>543228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31608">
                <text:p>543160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34199">
                <text:p>543419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32763">
                <text:p>543276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29955">
                <text:p>542995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30157">
                <text:p>543015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8397">
                <text:p>542839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31936">
                <text:p>543193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33747">
                <text:p>543374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29151">
                <text:p>542915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32402">
                <text:p>543240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31702">
                <text:p>543170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34714">
                <text:p>543471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34636">
                <text:p>543463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34176">
                <text:p>543417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34090">
                <text:p>543409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32107">
                <text:p>543210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35166">
                <text:p>543516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30289">
                <text:p>543028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3044">
                <text:p>543304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34499">
                <text:p>543449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28945">
                <text:p>542894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31218">
                <text:p>543121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28216">
                <text:p>542821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33911">
                <text:p>543391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30705">
                <text:p>543070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33689">
                <text:p>543368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36103">
                <text:p>543610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35047">
                <text:p>543504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33445">
                <text:p>543344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30530">
                <text:p>543053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33853">
                <text:p>543385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33853">
                <text:p>543385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33296">
                <text:p>543329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31736">
                <text:p>543173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34499">
                <text:p>543449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30872">
                <text:p>543087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34507">
                <text:p>543450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35258">
                <text:p>543525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33799">
                <text:p>543379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32818">
                <text:p>543281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29595">
                <text:p>542959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28837">
                <text:p>542883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35011">
                <text:p>543501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34995">
                <text:p>543499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32769">
                <text:p>543276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33182">
                <text:p>543318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34990">
                <text:p>543499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34613">
                <text:p>543461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33951">
                <text:p>543395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31123">
                <text:p>543112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32234">
                <text:p>543223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33761">
                <text:p>543376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33891">
                <text:p>543389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28866">
                <text:p>542886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31667">
                <text:p>543166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34374">
                <text:p>543437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32357">
                <text:p>543235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30644">
                <text:p>543064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32068">
                <text:p>543206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29775">
                <text:p>5429775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29970">
                <text:p>542997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27776">
                <text:p>542777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29782">
                <text:p>542978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29808">
                <text:p>542980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28574">
                <text:p>542857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32891">
                <text:p>543289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29306">
                <text:p>542930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30213">
                <text:p>543021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32996">
                <text:p>543299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33552">
                <text:p>543355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34418">
                <text:p>543441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34054">
                <text:p>543405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31983">
                <text:p>543198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30543">
                <text:p>543054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30543">
                <text:p>543054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35591">
                <text:p>543559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33120">
                <text:p>543312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32398">
                <text:p>543239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32034">
                <text:p>5432034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35203">
                <text:p>543520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35203">
                <text:p>543520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30287">
                <text:p>543028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28066">
                <text:p>542806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30351">
                <text:p>5430351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34180">
                <text:p>5434180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32738">
                <text:p>5432738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34499">
                <text:p>543449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32409">
                <text:p>543240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31079">
                <text:p>543107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29579">
                <text:p>542957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33807">
                <text:p>543380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29916">
                <text:p>542991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29916">
                <text:p>542991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30157">
                <text:p>5430157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34139">
                <text:p>5434139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34752">
                <text:p>543475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29432">
                <text:p>5429432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32376">
                <text:p>5432376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35303">
                <text:p>5435303</text:p>
              </table:table-cell>
              <table:table-cell office:value-type="float" office:value="5426670">
                <text:p>542667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33645">
                <text:p>5433645</text:p>
              </table:table-cell>
              <table:table-cell office:value-type="float" office:value="5426670">
                <text:p>54266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opacity draw:name="ChartTransparencyGradient_20_1" draw:display-name="ChartTransparencyGradient 1" draw:style="rectangular" draw:cx="50%" draw:cy="50%" draw:start="100%" draw:end="0%" draw:angle="0" draw:border="0%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74cm" svg:height="11.475cm" xlink:href=".." xlink:type="simple" chart:class="chart:line" chart:style-name="ch1">
        <chart:title svg:x="5.966cm" svg:y="0.365cm" chart:style-name="ch2">
          <text:p>Decrecimiento del fitness por generación</text:p>
        </chart:title>
        <chart:subtitle svg:x="6.37cm" svg:y="1.4cm" chart:style-name="ch3">
          <text:p>128 generaciones bur26a - método estándar</text:p>
        </chart:subtitle>
        <chart:legend chart:legend-position="end" svg:x="17.273cm" svg:y="5.183cm" style:legend-expansion="high" chart:style-name="ch4"/>
        <chart:plot-area chart:style-name="ch5" table:cell-range-address="Hoja1.A131:Hoja1.C258 Hoja1.B1:Hoja1.C1" chart:data-source-has-labels="both" svg:x="0.857cm" svg:y="2.535cm" svg:width="15.602cm" svg:height="8.291cm">
          <chartooo:coordinate-region svg:x="2.442cm" svg:y="2.737cm" svg:width="13.838cm" svg:height="7.436cm"/>
          <chart:axis chart:dimension="x" chart:name="primary-x" chart:style-name="ch6" chartooo:axis-type="auto">
            <chartooo:date-scale/>
            <chart:categories table:cell-range-address="Hoja1.A131:Hoja1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131:Hoja1.B258" chart:label-cell-address="Hoja1.B1:Hoja1.B1" chart:class="chart:line">
            <chart:data-point chart:repeated="128"/>
          </chart:series>
          <chart:series chart:style-name="ch10" chart:values-cell-range-address="Hoja1.C131:Hoja1.C258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131:Hoja1.A258</svg:desc>
                </draw:g>
              </table:table-cell>
              <table:table-cell office:value-type="float" office:value="5654426">
                <text:p>5654426</text:p>
                <draw:g>
                  <svg:desc>Hoja1.B131:Hoja1.B258</svg:desc>
                </draw:g>
              </table:table-cell>
              <table:table-cell office:value-type="float" office:value="5654426">
                <text:p>5654426</text:p>
                <draw:g>
                  <svg:desc>Hoja1.C131:Hoja1.C25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654426">
                <text:p>5654426</text:p>
              </table:table-cell>
              <table:table-cell office:value-type="float" office:value="5654426">
                <text:p>56544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83123">
                <text:p>5683123</text:p>
              </table:table-cell>
              <table:table-cell office:value-type="float" office:value="5654426">
                <text:p>5654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03148">
                <text:p>5603148</text:p>
              </table:table-cell>
              <table:table-cell office:value-type="float" office:value="5654426">
                <text:p>56544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23771">
                <text:p>562377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20539">
                <text:p>562053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20539">
                <text:p>562053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3205">
                <text:p>566320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31472">
                <text:p>563147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18450">
                <text:p>561845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62114">
                <text:p>566211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0212">
                <text:p>567021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70212">
                <text:p>567021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03756">
                <text:p>570375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75780">
                <text:p>567578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75010">
                <text:p>567501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65614">
                <text:p>566561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665614">
                <text:p>566561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65614">
                <text:p>566561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68466">
                <text:p>566846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89106">
                <text:p>568910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27269">
                <text:p>572726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23435">
                <text:p>572343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35009">
                <text:p>563500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635009">
                <text:p>563500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35009">
                <text:p>563500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60656">
                <text:p>566065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54499">
                <text:p>565449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4499">
                <text:p>565449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54499">
                <text:p>565449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54499">
                <text:p>565449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700245">
                <text:p>570024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45355">
                <text:p>564535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84298">
                <text:p>568429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70570">
                <text:p>567057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73533">
                <text:p>567353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77172">
                <text:p>567717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55511">
                <text:p>565551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70952">
                <text:p>567095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75788">
                <text:p>567578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68208">
                <text:p>566820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08091">
                <text:p>560809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6292">
                <text:p>568629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58029">
                <text:p>565802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73668">
                <text:p>567366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92903">
                <text:p>569290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79397">
                <text:p>5679397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87632">
                <text:p>568763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84981">
                <text:p>568498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87741">
                <text:p>56877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7741">
                <text:p>56877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13855">
                <text:p>571385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19052">
                <text:p>571905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3144">
                <text:p>573314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32259">
                <text:p>573225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06538">
                <text:p>570653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94835">
                <text:p>569483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77980">
                <text:p>567798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16740">
                <text:p>571674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13764">
                <text:p>571376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707845">
                <text:p>570784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71996">
                <text:p>567199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656708">
                <text:p>565670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79328">
                <text:p>567932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22129">
                <text:p>562212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651096">
                <text:p>565109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653689">
                <text:p>565368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653689">
                <text:p>565368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53611">
                <text:p>565361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52302">
                <text:p>565230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646799">
                <text:p>564679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57310">
                <text:p>565731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679693">
                <text:p>567969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79693">
                <text:p>567969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48547">
                <text:p>5648547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640903">
                <text:p>564090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2029">
                <text:p>569202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97848">
                <text:p>569784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62200">
                <text:p>566220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60863">
                <text:p>566086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57191">
                <text:p>565719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42018">
                <text:p>564201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48253">
                <text:p>564825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59375">
                <text:p>565937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663398">
                <text:p>566339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06384">
                <text:p>570638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10772">
                <text:p>561077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610772">
                <text:p>561077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661847">
                <text:p>5661847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657224">
                <text:p>565722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55045">
                <text:p>5655045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74512">
                <text:p>567451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650576">
                <text:p>565057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77221">
                <text:p>567722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66293">
                <text:p>566629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628103">
                <text:p>562810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26592">
                <text:p>562659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626592">
                <text:p>562659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27576">
                <text:p>562757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31048">
                <text:p>563104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627739">
                <text:p>562773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27739">
                <text:p>562773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649252">
                <text:p>564925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685127">
                <text:p>5685127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698504">
                <text:p>569850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687828">
                <text:p>568782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707822">
                <text:p>570782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04341">
                <text:p>56043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604341">
                <text:p>56043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04341">
                <text:p>56043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38946">
                <text:p>563894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38946">
                <text:p>563894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62693">
                <text:p>566269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02416">
                <text:p>570241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42634">
                <text:p>5742634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52232">
                <text:p>5652232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69089">
                <text:p>5669089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728041">
                <text:p>572804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87646">
                <text:p>568764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60366">
                <text:p>566036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60246">
                <text:p>566024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62140">
                <text:p>5662140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66553">
                <text:p>5666553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55818">
                <text:p>565581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54076">
                <text:p>5654076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89761">
                <text:p>5689761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62288">
                <text:p>5662288</text:p>
              </table:table-cell>
              <table:table-cell office:value-type="float" office:value="5603148">
                <text:p>56031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57853">
                <text:p>5657853</text:p>
              </table:table-cell>
              <table:table-cell office:value-type="float" office:value="5603148">
                <text:p>56031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99cm" svg:height="11.433cm" xlink:href=".." xlink:type="simple" chart:class="chart:line" chart:style-name="ch1">
        <chart:title svg:x="5.928cm" svg:y="0.364cm" chart:style-name="ch2">
          <text:p>Decrecimiento del fitness por generación</text:p>
        </chart:title>
        <chart:subtitle svg:x="6.406cm" svg:y="1.398cm" chart:style-name="ch3">
          <text:p>128 generaciones bur26a - método Baldwin</text:p>
        </chart:subtitle>
        <chart:legend chart:legend-position="end" svg:x="17.198cm" svg:y="5.162cm" style:legend-expansion="high" chart:style-name="ch4"/>
        <chart:plot-area chart:style-name="ch5" table:cell-range-address="Hoja1.A260:Hoja1.C387 Hoja1.B1:Hoja1.C1" chart:data-source-has-labels="both" svg:x="0.855cm" svg:y="2.531cm" svg:width="15.533cm" svg:height="8.254cm">
          <chartooo:coordinate-region svg:x="2.44cm" svg:y="2.733cm" svg:width="13.768cm" svg:height="7.399cm"/>
          <chart:axis chart:dimension="x" chart:name="primary-x" chart:style-name="ch6" chartooo:axis-type="auto">
            <chartooo:date-scale/>
            <chart:categories table:cell-range-address="Hoja1.A260:Hoja1.A3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1.B260:Hoja1.B387" chart:label-cell-address="Hoja1.B1:Hoja1.B1" chart:class="chart:line">
            <chart:data-point chart:repeated="128"/>
          </chart:series>
          <chart:series chart:style-name="ch10" chart:values-cell-range-address="Hoja1.C260:Hoja1.C387" chart:label-cell-address="Hoja1.C1:Hoja1.C1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ness</text:p>
                <draw:g>
                  <svg:desc>Hoja1.B1:Hoja1.B1</svg:desc>
                </draw:g>
              </table:table-cell>
              <table:table-cell office:value-type="string">
                <text:p>Best Found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Hoja1.A260:Hoja1.A387</svg:desc>
                </draw:g>
              </table:table-cell>
              <table:table-cell office:value-type="float" office:value="5452373">
                <text:p>5452373</text:p>
                <draw:g>
                  <svg:desc>Hoja1.B260:Hoja1.B387</svg:desc>
                </draw:g>
              </table:table-cell>
              <table:table-cell office:value-type="float" office:value="5452373">
                <text:p>5452373</text:p>
                <draw:g>
                  <svg:desc>Hoja1.C260:Hoja1.C38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5460975">
                <text:p>5460975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71573">
                <text:p>5471573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2546">
                <text:p>5462546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54329">
                <text:p>5454329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68588">
                <text:p>5468588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60973">
                <text:p>5460973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58266">
                <text:p>5458266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58266">
                <text:p>5458266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65984">
                <text:p>5465984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62405">
                <text:p>5462405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60455">
                <text:p>5460455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59930">
                <text:p>5459930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52073">
                <text:p>5452073</text:p>
              </table:table-cell>
              <table:table-cell office:value-type="float" office:value="5452373">
                <text:p>5452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52073">
                <text:p>5452073</text:p>
              </table:table-cell>
              <table:table-cell office:value-type="float" office:value="5452073">
                <text:p>5452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58050">
                <text:p>5458050</text:p>
              </table:table-cell>
              <table:table-cell office:value-type="float" office:value="5452073">
                <text:p>5452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67121">
                <text:p>5467121</text:p>
              </table:table-cell>
              <table:table-cell office:value-type="float" office:value="5452073">
                <text:p>5452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66803">
                <text:p>5466803</text:p>
              </table:table-cell>
              <table:table-cell office:value-type="float" office:value="5452073">
                <text:p>54520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50552">
                <text:p>5450552</text:p>
              </table:table-cell>
              <table:table-cell office:value-type="float" office:value="5452073">
                <text:p>54520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44427">
                <text:p>5444427</text:p>
              </table:table-cell>
              <table:table-cell office:value-type="float" office:value="5450552">
                <text:p>5450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44427">
                <text:p>544442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51383">
                <text:p>545138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58228">
                <text:p>545822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70779">
                <text:p>547077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62385">
                <text:p>546238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56874">
                <text:p>545687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64019">
                <text:p>546401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55385">
                <text:p>545538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54934">
                <text:p>545493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59864">
                <text:p>545986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57550">
                <text:p>545755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62370">
                <text:p>546237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65876">
                <text:p>546587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65809">
                <text:p>546580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53897">
                <text:p>545389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53897">
                <text:p>545389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453897">
                <text:p>545389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456641">
                <text:p>545664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65029">
                <text:p>546502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66386">
                <text:p>546638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61677">
                <text:p>546167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65275">
                <text:p>546527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65839">
                <text:p>546583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67549">
                <text:p>546754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67549">
                <text:p>546754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55809">
                <text:p>545580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57622">
                <text:p>545762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74410">
                <text:p>547441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58867">
                <text:p>545886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57978">
                <text:p>545797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57978">
                <text:p>545797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55575">
                <text:p>545557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457434">
                <text:p>545743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58677">
                <text:p>545867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55006">
                <text:p>545500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56998">
                <text:p>545699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47254">
                <text:p>544725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47254">
                <text:p>544725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451839">
                <text:p>545183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58260">
                <text:p>545826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466028">
                <text:p>546602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66624">
                <text:p>546662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66411">
                <text:p>546641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62813">
                <text:p>546281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455386">
                <text:p>545538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61208">
                <text:p>546120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58009">
                <text:p>545800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457391">
                <text:p>545739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458551">
                <text:p>545855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54995">
                <text:p>545499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61923">
                <text:p>546192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60031">
                <text:p>546003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68462">
                <text:p>546846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74554">
                <text:p>547455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70912">
                <text:p>547091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59799">
                <text:p>545979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60372">
                <text:p>546037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63706">
                <text:p>546370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61695">
                <text:p>546169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58195">
                <text:p>545819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61420">
                <text:p>546142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62988">
                <text:p>546298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62988">
                <text:p>546298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57389">
                <text:p>545738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58305">
                <text:p>545830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58305">
                <text:p>545830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461560">
                <text:p>546156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56661">
                <text:p>545666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60592">
                <text:p>546059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61207">
                <text:p>5461207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61602">
                <text:p>546160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447753">
                <text:p>544775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458051">
                <text:p>545805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456730">
                <text:p>545673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455982">
                <text:p>545598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58078">
                <text:p>545807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51376">
                <text:p>545137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456786">
                <text:p>545678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61616">
                <text:p>546161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65724">
                <text:p>546572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53093">
                <text:p>545309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453093">
                <text:p>545309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455393">
                <text:p>545539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455393">
                <text:p>545539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56732">
                <text:p>5456732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51521">
                <text:p>545152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54654">
                <text:p>545465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61714">
                <text:p>546171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68423">
                <text:p>546842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61995">
                <text:p>546199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63495">
                <text:p>546349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448953">
                <text:p>544895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463570">
                <text:p>5463570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53699">
                <text:p>545369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53331">
                <text:p>545333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453331">
                <text:p>545333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453331">
                <text:p>545333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59016">
                <text:p>545901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454994">
                <text:p>5454994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462569">
                <text:p>5462569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461813">
                <text:p>5461813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468698">
                <text:p>5468698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65145">
                <text:p>546514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460251">
                <text:p>546025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454401">
                <text:p>5454401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456916">
                <text:p>5456916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465715">
                <text:p>5465715</text:p>
              </table:table-cell>
              <table:table-cell office:value-type="float" office:value="5444427">
                <text:p>5444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65022">
                <text:p>5465022</text:p>
              </table:table-cell>
              <table:table-cell office:value-type="float" office:value="5444427">
                <text:p>5444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